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10e" officeooo:paragraph-rsid="000fc10e"/>
    </style:style>
    <style:style style:name="P2" style:family="paragraph" style:parent-style-name="Standard">
      <style:text-properties officeooo:rsid="0010a2a2" officeooo:paragraph-rsid="000fc10e"/>
    </style:style>
    <style:style style:name="P3" style:family="paragraph" style:parent-style-name="Standard">
      <style:text-properties style:text-underline-style="none" officeooo:rsid="0010a2a2" officeooo:paragraph-rsid="000fc10e"/>
    </style:style>
    <style:style style:name="P4" style:family="paragraph" style:parent-style-name="Standard">
      <style:text-properties style:text-underline-style="none" officeooo:rsid="0010accd" officeooo:paragraph-rsid="0010accd"/>
    </style:style>
    <style:style style:name="P5" style:family="paragraph" style:parent-style-name="Standard">
      <style:text-properties style:text-underline-style="none" officeooo:rsid="0010accd" officeooo:paragraph-rsid="00159152"/>
    </style:style>
    <style:style style:name="P6" style:family="paragraph" style:parent-style-name="Standard">
      <style:text-properties style:text-underline-style="none" officeooo:rsid="00159152" officeooo:paragraph-rsid="00159152"/>
    </style:style>
    <style:style style:name="P7" style:family="paragraph" style:parent-style-name="Standard">
      <style:text-properties officeooo:paragraph-rsid="001c123c"/>
    </style:style>
    <style:style style:name="P8" style:family="paragraph" style:parent-style-name="Standard">
      <style:text-properties officeooo:rsid="001c123c" officeooo:paragraph-rsid="001c4938"/>
    </style:style>
    <style:style style:name="P9" style:family="paragraph" style:parent-style-name="Standard">
      <style:text-properties officeooo:rsid="001c4938" officeooo:paragraph-rsid="001cccd8"/>
    </style:style>
    <style:style style:name="P10" style:family="paragraph" style:parent-style-name="Standard">
      <style:text-properties officeooo:paragraph-rsid="001e3b78"/>
    </style:style>
    <style:style style:name="P11" style:family="paragraph" style:parent-style-name="Standard">
      <style:text-properties officeooo:rsid="001e3b78" officeooo:paragraph-rsid="001e3b78"/>
    </style:style>
    <style:style style:name="T1" style:family="text">
      <style:text-properties officeooo:rsid="0010a2a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37cb"/>
    </style:style>
    <style:style style:name="T4" style:family="text">
      <style:text-properties style:text-underline-style="solid" style:text-underline-width="auto" style:text-underline-color="font-color" officeooo:rsid="001c123c"/>
    </style:style>
    <style:style style:name="T5" style:family="text">
      <style:text-properties officeooo:rsid="0010accd"/>
    </style:style>
    <style:style style:name="T6" style:family="text">
      <style:text-properties officeooo:rsid="001237cb"/>
    </style:style>
    <style:style style:name="T7" style:family="text">
      <style:text-properties officeooo:rsid="00159152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6ce6"/>
    </style:style>
    <style:style style:name="T10" style:family="text">
      <style:text-properties style:text-underline-style="none" officeooo:rsid="001c123c"/>
    </style:style>
    <style:style style:name="T11" style:family="text">
      <style:text-properties style:text-underline-style="none" officeooo:rsid="001c4938"/>
    </style:style>
    <style:style style:name="T12" style:family="text">
      <style:text-properties style:text-underline-style="none" officeooo:rsid="001cccd8"/>
    </style:style>
    <style:style style:name="T13" style:family="text">
      <style:text-properties style:text-underline-style="none" officeooo:rsid="001e3b78"/>
    </style:style>
    <style:style style:name="T14" style:family="text">
      <style:text-properties style:text-underline-style="none" officeooo:rsid="001e594a"/>
    </style:style>
    <style:style style:name="T15" style:family="text">
      <style:text-properties officeooo:rsid="00171bba"/>
    </style:style>
    <style:style style:name="T16" style:family="text">
      <style:text-properties officeooo:rsid="0017babb"/>
    </style:style>
    <style:style style:name="T17" style:family="text">
      <style:text-properties fo:color="#800000" style:text-underline-style="none"/>
    </style:style>
    <style:style style:name="T18" style:family="text">
      <style:text-properties fo:color="#800000" style:text-underline-style="none" officeooo:rsid="001e594a"/>
    </style:style>
    <style:style style:name="T19" style:family="text">
      <style:text-properties fo:color="#ff0000" style:text-underline-style="none"/>
    </style:style>
    <style:style style:name="T20" style:family="text">
      <style:text-properties fo:color="#ff0000" style:text-underline-style="none" officeooo:rsid="001e59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olu Emmanuel</text:p>
      <text:p text:style-name="P1">RUID: 159-00-3321</text:p>
      <text:p text:style-name="P1">314:02</text:p>
      <text:p text:style-name="P1">Assignment 2</text:p>
      <text:p text:style-name="P1"/>
      <text:p text:style-name="P1">1<text:span text:style-name="T5">A</text:span>. <text:span text:style-name="T1">parse tree:</text:span></text:p>
      <text:p text:style-name="P2"><text:tab/><text:tab/>root</text:p>
      <text:p text:style-name="P2"><text:tab/><text:tab/>/ <text:s/>| <text:s/>\</text:p>
      <text:p text:style-name="P2"><text:tab/> <text:s text:c="10"/>S <text:s/># <text:s/>S</text:p>
      <text:p text:style-name="P2"><text:tab/> <text:s text:c="9"/>/<text:tab/> <text:s text:c="9"/>\</text:p>
      <text:p text:style-name="P2"><text:tab/> <text:s text:c="8"/>A <text:s text:c="11"/>A</text:p>
      <text:p text:style-name="P2"><text:tab/> <text:s text:c="7"/>/ <text:s text:c="2"/>\ <text:s text:c="9"/>/ <text:s text:c="2"/>\</text:p>
      <text:p text:style-name="P2"><text:tab/> <text:s text:c="6"/>C <text:s text:c="3"/>A <text:s text:c="5"/>C <text:s text:c="4"/>A</text:p>
      <text:p text:style-name="P2"><text:s text:c="18"/>/ <text:s text:c="5"/>/ <text:s text:c="6"/>/ <text:s text:c="6"/>/</text:p>
      <text:p text:style-name="P2"><text:tab/> <text:s text:c="4"/>a <text:s text:c="4"/>C <text:s text:c="5"/>b <text:s text:c="5"/>C</text:p>
      <text:p text:style-name="P2"><text:tab/> <text:s text:c="11"/>/ <text:s text:c="14"/>/</text:p>
      <text:p text:style-name="P2"><text:tab/> <text:s text:c="10"/>a <text:s text:c="14"/>b</text:p>
      <text:p text:style-name="P2"><text:s text:c="4"/>derivation:</text:p>
      <text:p text:style-name="P2"><text:tab/><text:span text:style-name="T2">S</text:span></text:p>
      <text:p text:style-name="P2"><text:tab/><text:span text:style-name="T2">S</text:span> # S</text:p>
      <text:p text:style-name="P2"><text:tab/><text:span text:style-name="T2">A</text:span> # S</text:p>
      <text:p text:style-name="P2"><text:tab/><text:span text:style-name="T2">C</text:span> A # S</text:p>
      <text:p text:style-name="P2"><text:tab/>a <text:span text:style-name="T2">A</text:span> # S</text:p>
      <text:p text:style-name="P2"><text:tab/>a <text:span text:style-name="T2">C</text:span> # S</text:p>
      <text:p text:style-name="P2"><text:tab/>a a # <text:span text:style-name="T2">S</text:span></text:p>
      <text:p text:style-name="P2"><text:tab/>a a # <text:span text:style-name="T2">A</text:span></text:p>
      <text:p text:style-name="P2"><text:tab/>a a # <text:span text:style-name="T2">C </text:span>A</text:p>
      <text:p text:style-name="P2"><text:tab/>a a # b <text:span text:style-name="T2">A</text:span></text:p>
      <text:p text:style-name="P2"><text:tab/>a a # b <text:span text:style-name="T2">C</text:span></text:p>
      <text:p text:style-name="P3"><text:tab/>= aa # bb</text:p>
      <text:p text:style-name="P3"/>
      <text:p text:style-name="P4">1B. parse tree <text:span text:style-name="T7">(it is ambiguous)</text:span>:</text:p>
      <text:p text:style-name="P4"><text:tab/><text:tab/>root<text:tab/><text:tab/><text:tab/><text:tab/></text:p>
      <text:p text:style-name="P4"><text:tab/><text:tab/>/ <text:s/>| <text:s text:c="2"/>\</text:p>
      <text:p text:style-name="P4"><text:tab/> <text:s text:c="8"/>S <text:s text:c="2"/>@ <text:s text:c="2"/>S</text:p>
      <text:p text:style-name="P4"><text:tab/> <text:s text:c="7"/>/ <text:s text:c="9"/>/ <text:s/>| <text:s/>\</text:p>
      <text:p text:style-name="P4"><text:tab/> <text:s text:c="5"/>A <text:s text:c="8"/>S <text:s/># <text:s text:c="2"/>S</text:p>
      <text:p text:style-name="P4"><text:tab/> <text:s text:c="4"/>/ <text:s text:c="10"/>/ <text:s text:c="7"/>/</text:p>
      <text:p text:style-name="P4"><text:tab/> <text:s text:c="3"/>C <text:s text:c="8"/>A <text:s text:c="5"/>A</text:p>
      <text:p text:style-name="P4"><text:tab/> <text:s text:c="2"/>/ <text:s text:c="10"/>/ <text:s text:c="7"/>/</text:p>
      <text:p text:style-name="P4"><text:tab/> a <text:s text:c="10"/>C <text:s text:c="5"/>C</text:p>
      <text:p text:style-name="P4"><text:tab/><text:tab/> <text:s/>/ <text:s text:c="6"/>/</text:p>
      <text:p text:style-name="P4"><text:tab/><text:tab/> b <text:s text:c="5"/>c</text:p>
      <text:p text:style-name="P4"/>
      <text:p text:style-name="P5"><text:tab/><text:tab/></text:p>
      <text:p text:style-name="P5"/>
      <text:p text:style-name="P5"/>
      <text:p text:style-name="P5"/>
      <text:p text:style-name="P5"/>
      <text:p text:style-name="P5"><text:soft-page-break/><text:tab/><text:tab/> root<text:tab/><text:tab/><text:tab/><text:tab/></text:p>
      <text:p text:style-name="P5"><text:tab/><text:tab/>/ <text:s/>| <text:s text:c="2"/>\</text:p>
      <text:p text:style-name="P5"><text:tab/> <text:s text:c="8"/>S <text:s text:c="2"/><text:span text:style-name="T7">#</text:span> <text:s text:c="2"/>S</text:p>
      <text:p text:style-name="P5"><text:tab/> <text:s text:c="5"/>/ <text:s/>| <text:s/>\ <text:s text:c="8"/><text:span text:style-name="T7">\</text:span></text:p>
      <text:p text:style-name="P5"><text:tab/> <text:s text:c="3"/>S <text:s/><text:span text:style-name="T7">@</text:span> <text:s text:c="2"/>S <text:s text:c="6"/><text:span text:style-name="T7">A</text:span></text:p>
      <text:p text:style-name="P5"><text:tab/> <text:s text:c="2"/>/ <text:s text:c="7"/>/ <text:s text:c="11"/><text:span text:style-name="T7">\</text:span></text:p>
      <text:p text:style-name="P5"><text:tab/> <text:s/>A <text:s text:c="5"/>A <text:s text:c="13"/><text:span text:style-name="T7">C</text:span></text:p>
      <text:p text:style-name="P5"><text:tab/> / <text:s text:c="7"/>/ <text:s text:c="17"/><text:span text:style-name="T7">\</text:span></text:p>
      <text:p text:style-name="P5"><text:tab/>C <text:s text:c="5"/>C <text:s text:c="19"/><text:span text:style-name="T7">c</text:span></text:p>
      <text:p text:style-name="P5"><text:s text:c="11"/>/ <text:s text:c="6"/>/</text:p>
      <text:p text:style-name="P5"><text:s text:c="10"/><text:span text:style-name="T7">a</text:span> <text:s text:c="5"/><text:span text:style-name="T7">b</text:span></text:p>
      <text:p text:style-name="P4"><text:s text:c="7"/>derivation:</text:p>
      <text:p text:style-name="P4"><text:tab/><text:span text:style-name="T2">S</text:span></text:p>
      <text:p text:style-name="P4"><text:tab/><text:span text:style-name="T2">S</text:span> @ S</text:p>
      <text:p text:style-name="P4"><text:tab/><text:span text:style-name="T2">A</text:span> @ S</text:p>
      <text:p text:style-name="P4"><text:tab/><text:span text:style-name="T2">C</text:span> @ S</text:p>
      <text:p text:style-name="P4"><text:tab/>a @ <text:span text:style-name="T2">S</text:span></text:p>
      <text:p text:style-name="P4"><text:tab/>a @ <text:span text:style-name="T2">S</text:span> # <text:span text:style-name="T2">S</text:span></text:p>
      <text:p text:style-name="P4"><text:tab/>a @ <text:span text:style-name="T2">A</text:span> # <text:span text:style-name="T2">A</text:span><text:line-break/><text:tab/>a @ <text:span text:style-name="T2">C</text:span> # <text:span text:style-name="T2">C</text:span></text:p>
      <text:p text:style-name="P4"><text:tab/> = a @ b # c</text:p>
      <text:p text:style-name="P4"/>
      <text:p text:style-name="P4">1C. parse tree</text:p>
      <text:p text:style-name="P4"><text:tab/><text:tab/>root</text:p>
      <text:p text:style-name="P4"><text:tab/><text:tab/> <text:s text:c="2"/>|</text:p>
      <text:p text:style-name="P4"><text:s text:c="9"/><text:tab/><text:tab/> <text:s/>S</text:p>
      <text:p text:style-name="P4"><text:tab/> <text:s text:c="13"/>|</text:p>
      <text:p text:style-name="P4"><text:tab/> <text:s text:c="13"/>A</text:p>
      <text:p text:style-name="P4"><text:s text:c="25"/>/ <text:s text:c="2"/>\</text:p>
      <text:p text:style-name="P4"><text:tab/><text:tab/>C <text:s text:c="4"/>A</text:p>
      <text:p text:style-name="P4"><text:tab/> <text:s text:c="10"/>/ <text:s text:c="6"/>/<text:tab/></text:p>
      <text:p text:style-name="P4"><text:tab/> <text:s text:c="9"/>a <text:s text:c="5"/>C</text:p>
      <text:p text:style-name="P4"><text:tab/><text:tab/> <text:s text:c="4"/>/</text:p>
      <text:p text:style-name="P4"><text:tab/><text:tab/> <text:s text:c="3"/>b</text:p>
      <text:p text:style-name="P4"><text:s text:c="8"/>derivation:</text:p>
      <text:p text:style-name="P4"><text:tab/> <text:span text:style-name="T3">S</text:span></text:p>
      <text:p text:style-name="P4"><text:tab/> <text:span text:style-name="T3">A</text:span></text:p>
      <text:p text:style-name="P4"><text:tab/> <text:span text:style-name="T3">C</text:span><text:span text:style-name="T6"> A</text:span></text:p>
      <text:p text:style-name="P4"><text:tab/> <text:span text:style-name="T6">a </text:span><text:span text:style-name="T3">A</text:span></text:p>
      <text:p text:style-name="P4"><text:tab/> <text:span text:style-name="T6">a </text:span><text:span text:style-name="T3">C</text:span><text:span text:style-name="T6"> </text:span></text:p>
      <text:p text:style-name="P4"><text:s text:c="14"/><text:span text:style-name="T6">= ab</text:span></text:p>
      <text:p text:style-name="P4"/>
      <text:p text:style-name="P6">2. <text:span text:style-name="T15">new grammar:</text:span></text:p>
      <text:p text:style-name="P6"><text:tab/><text:span text:style-name="T15">S → A | S @ T | T</text:span></text:p>
      <text:p text:style-name="P6"><text:tab/><text:span text:style-name="T15">T → T # A | A</text:span></text:p>
      <text:p text:style-name="P6"><text:tab/><text:span text:style-name="T15">A → C | C A </text:span></text:p>
      <text:p text:style-name="P6"><text:tab/><text:span text:style-name="T16">C → a | b | c </text:span></text:p>
      <text:p text:style-name="P6"><text:tab/></text:p>
      <text:p text:style-name="P6"/>
      <text:p text:style-name="P7"><text:soft-page-break/><text:span text:style-name="T9">3A. </text:span><text:span text:style-name="T10">Yes. </text:span><text:span text:style-name="T4">Statement</text:span><text:span text:style-name="T10"> → </text:span><text:span text:style-name="T4">Assignment </text:span><text:span text:style-name="T10">→ <text:s/></text:span><text:span text:style-name="T4">&lt;Var&gt;</text:span><text:span text:style-name="T10"> = &lt;Value&gt; [, &lt;Value&gt;]; → a = </text:span><text:span text:style-name="T4">&lt;Value&gt;</text:span><text:span text:style-name="T10"> [, &lt;Value&gt;]; </text:span></text:p>
      <text:p text:style-name="P7"><text:span text:style-name="T10">→ a = 0 </text:span><text:span text:style-name="T4">[, &lt;Value&gt;]</text:span><text:span text:style-name="T10">; <text:s/>→ a = 0 , b; </text:span></text:p>
      <text:p text:style-name="P7"><text:span text:style-name="T10"/></text:p>
      <text:p text:style-name="P8"><text:span text:style-name="T8">3B. </text:span><text:span text:style-name="T11">No. The only way to have “, &lt;value&gt;” is through the Assignment rule and in that rule the “, &lt;value&gt;” is optional meaning you can either put it once or not at all. We cannot add multiple commas so the expression is not in the grammar.</text:span></text:p>
      <text:p text:style-name="P8"><text:span text:style-name="T11"/></text:p>
      <text:p text:style-name="P9"><text:span text:style-name="T8">3C. </text:span><text:span text:style-name="T12">Yes. Statement → &lt;While&gt; → while(&lt;Value&gt;) { {&lt;Statement&gt;} } </text:span></text:p>
      <text:p text:style-name="P9"><text:span text:style-name="T12">→ while(a) { {&lt;Statement&gt;} } → while(a) { &lt;Statement&gt; &lt;Statement&gt; }</text:span></text:p>
      <text:p text:style-name="P9"><text:span text:style-name="T12">→ while(a) { &lt;Assignment&gt; &lt;While&gt; } </text:span></text:p>
      <text:p text:style-name="P9"><text:span text:style-name="T12">→ while(a) { <text:s/>(</text:span><text:span text:style-name="T10">&lt;Var&gt; = &lt;Value&gt; [, &lt;Value&gt;];</text:span><text:span text:style-name="T12">)</text:span><text:span text:style-name="T10"> </text:span><text:span text:style-name="T12">(while(&lt;Value&gt;) { {&lt;Statement&gt;} }) }</text:span></text:p>
      <text:p text:style-name="P10"><text:span text:style-name="T12">→ while(a) { <text:s/></text:span><text:span text:style-name="T13">b = 0; while (b){ }</text:span><text:span text:style-name="T12"> }</text:span></text:p>
      <text:p text:style-name="P10"><text:span text:style-name="T12"/></text:p>
      <text:p text:style-name="P11"><text:span text:style-name="T12">3</text:span><text:span text:style-name="T8">D. No. We would have to make the statement an Assignment and you cannot make a while expression from that therefore it is not possible.</text:span></text:p>
      <text:p text:style-name="P11"><text:span text:style-name="T8"/></text:p>
      <text:p text:style-name="P11"><text:span text:style-name="T8">3E. &lt;Statement&gt; → &lt;If&gt;</text:span></text:p>
      <text:p text:style-name="P11"><text:span text:style-name="T8">&lt;If&gt; → </text:span><text:span text:style-name="T19">if(</text:span><text:span text:style-name="T8">&lt;Value&gt;</text:span><text:span text:style-name="T19">) {</text:span><text:span text:style-name="T8"> {&lt;Statement} </text:span><text:span text:style-name="T19">}</text:span><text:span text:style-name="T8"> </text:span><text:span text:style-name="T14">[ </text:span><text:span text:style-name="T20">else {</text:span><text:span text:style-name="T14"> {&lt;Statement&gt;} </text:span><text:span text:style-name="T20">}</text:span><text:span text:style-name="T14"> ]</text:span></text:p>
      <text:p text:style-name="P4"/>
      <text:p text:style-name="P3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49:12.945004836</meta:creation-date>
    <dc:date>2016-02-01T00:06:53.685989140</dc:date>
    <meta:editing-duration>PT1H14M19S</meta:editing-duration>
    <meta:editing-cycles>9</meta:editing-cycles>
    <meta:generator>LibreOffice/5.0.4.2$Linux_X86_64 LibreOffice_project/2b9802c1994aa0b7dc6079e128979269cf95bc78</meta:generator>
    <meta:document-statistic meta:table-count="0" meta:image-count="0" meta:object-count="0" meta:page-count="3" meta:paragraph-count="100" meta:word-count="419" meta:character-count="2184" meta:non-whitespace-character-count="1090"/>
  </office:meta>
</office:document-meta>
</file>